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4E0000007FF30C22629890D388.png" manifest:media-type="image/png"/>
  <manifest:file-entry manifest:full-path="Pictures/10000201000000760000002977B652D158FEBC2A.png" manifest:media-type="image/png"/>
  <manifest:file-entry manifest:full-path="Pictures/10000201000001930000008D84CD1D45A48E3A27.png" manifest:media-type="image/png"/>
  <manifest:file-entry manifest:full-path="Pictures/10000201000001D40000012522BA57AFC1D00B6B.png" manifest:media-type="image/png"/>
  <manifest:file-entry manifest:full-path="Pictures/100002010000033E000000838B57D4B31748F0AB.png" manifest:media-type="image/png"/>
  <manifest:file-entry manifest:full-path="Pictures/100002010000026D000001543B4C0288866EE04C.png" manifest:media-type="image/png"/>
  <manifest:file-entry manifest:full-path="Pictures/10000201000002A000000099538D646B260211E1.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FreeMono" svg:font-family="Free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Bitstream Vera Sans" svg:font-family="'Bitstream Vera Sans'" style:font-adornments="Roman" style:font-family-generic="swiss" style:font-pitch="variable"/>
    <style:font-face style:name="Liberation Sans" svg:font-family="'Liberation Sans'" style:font-family-generic="swiss" style:font-pitch="variable"/>
    <style:font-face style:name="Liberation Sans3" svg:font-family="'Liberation Sans'" style:font-adornments="Cursiva" style:font-family-generic="swiss" style:font-pitch="variable"/>
    <style:font-face style:name="Liberation Sans1" svg:font-family="'Liberation Sans'" style:font-adornments="Negrita" style:font-family-generic="swiss" style:font-pitch="variable"/>
    <style:font-face style:name="Liberation Sans2"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start" style:justify-single-word="false">
        <style:tab-stops>
          <style:tab-stop style:position="1.707cm"/>
          <style:tab-stop style:position="8.5cm" style:type="center"/>
          <style:tab-stop style:position="17cm" style:type="right"/>
        </style:tab-stops>
      </style:paragraph-properties>
    </style:style>
    <style:style style:name="P2" style:family="paragraph" style:parent-style-name="Observaciones">
      <style:text-properties fo:font-size="10pt" officeooo:rsid="008c3e39" officeooo:paragraph-rsid="008c3e39" style:font-size-asian="10pt" style:font-size-complex="10pt"/>
    </style:style>
    <style:style style:name="P3" style:family="paragraph" style:parent-style-name="Observaciones">
      <style:paragraph-properties fo:text-align="center" style:justify-single-word="false"/>
      <style:text-properties fo:font-size="10pt" officeooo:rsid="0038ca7c" officeooo:paragraph-rsid="0038ca7c" style:font-size-asian="10pt" style:font-size-complex="10pt"/>
    </style:style>
    <style:style style:name="P4" style:family="paragraph" style:parent-style-name="Observaciones">
      <style:text-properties officeooo:rsid="008c3e39" officeooo:paragraph-rsid="008c3e39"/>
    </style:style>
    <style:style style:name="P5" style:family="paragraph" style:parent-style-name="Text_20_body">
      <style:text-properties fo:font-weight="normal" officeooo:rsid="00884fab" officeooo:paragraph-rsid="00884fab" style:font-weight-asian="normal" style:font-weight-complex="normal"/>
    </style:style>
    <style:style style:name="P6" style:family="paragraph" style:parent-style-name="Text_20_body">
      <style:text-properties fo:font-weight="normal" officeooo:rsid="00884fab" officeooo:paragraph-rsid="00886328" style:font-weight-asian="normal" style:font-weight-complex="normal"/>
    </style:style>
    <style:style style:name="P7" style:family="paragraph" style:parent-style-name="Text_20_body">
      <style:text-properties fo:font-weight="normal" officeooo:rsid="008ad267" officeooo:paragraph-rsid="008ad267" style:font-weight-asian="normal" style:font-weight-complex="normal"/>
    </style:style>
    <style:style style:name="P8" style:family="paragraph" style:parent-style-name="Text_20_body">
      <style:text-properties officeooo:rsid="00921e53" officeooo:paragraph-rsid="00921e53"/>
    </style:style>
    <style:style style:name="P9" style:family="paragraph" style:parent-style-name="Text_20_body">
      <style:text-properties officeooo:rsid="0094a2e3" officeooo:paragraph-rsid="0094a2e3"/>
    </style:style>
    <style:style style:name="P10" style:family="paragraph" style:parent-style-name="Text_20_body">
      <style:text-properties officeooo:rsid="0095490a" officeooo:paragraph-rsid="0095490a"/>
    </style:style>
    <style:style style:name="P11" style:family="paragraph" style:parent-style-name="Text_20_body">
      <style:text-properties officeooo:rsid="009604cf" officeooo:paragraph-rsid="009604cf"/>
    </style:style>
    <style:style style:name="P12" style:family="paragraph" style:parent-style-name="Text_20_body">
      <style:text-properties officeooo:rsid="00961cca" officeooo:paragraph-rsid="00977f2d"/>
    </style:style>
    <style:style style:name="P13" style:family="paragraph" style:parent-style-name="Text_20_body">
      <style:text-properties officeooo:rsid="009ee756" officeooo:paragraph-rsid="009ee756"/>
    </style:style>
    <style:style style:name="P14" style:family="paragraph" style:parent-style-name="Subtitle">
      <style:text-properties officeooo:rsid="0086b95d" officeooo:paragraph-rsid="0086b95d"/>
    </style:style>
    <style:style style:name="P15" style:family="paragraph" style:parent-style-name="Text_20_body">
      <style:text-properties fo:font-style="normal" fo:font-weight="normal" officeooo:rsid="00886328" officeooo:paragraph-rsid="00886328" style:font-style-asian="normal" style:font-weight-asian="normal" style:font-style-complex="normal" style:font-weight-complex="normal"/>
    </style:style>
    <style:style style:name="P16" style:family="paragraph" style:parent-style-name="Text_20_body">
      <style:text-properties fo:font-style="normal" fo:font-weight="normal" officeooo:rsid="008c370d" officeooo:paragraph-rsid="008c370d" style:font-style-asian="normal" style:font-weight-asian="normal" style:font-style-complex="normal" style:font-weight-complex="normal"/>
    </style:style>
    <style:style style:name="P17" style:family="paragraph" style:parent-style-name="Text_20_body" style:list-style-name="L1">
      <style:text-properties fo:font-style="normal" fo:font-weight="normal" officeooo:rsid="008c370d" officeooo:paragraph-rsid="008c370d" style:font-style-asian="normal" style:font-weight-asian="normal" style:font-style-complex="normal" style:font-weight-complex="normal"/>
    </style:style>
    <style:style style:name="P18" style:family="paragraph" style:parent-style-name="Text_20_body" style:list-style-name="L2">
      <style:text-properties officeooo:rsid="00924fc8" officeooo:paragraph-rsid="00924fc8"/>
    </style:style>
    <style:style style:name="P19" style:family="paragraph" style:parent-style-name="Text_20_body" style:list-style-name="L3">
      <style:text-properties officeooo:rsid="0094a2e3" officeooo:paragraph-rsid="0094a2e3"/>
    </style:style>
    <style:style style:name="P20" style:family="paragraph" style:parent-style-name="Text_20_body" style:list-style-name="L4">
      <style:text-properties officeooo:rsid="0095490a" officeooo:paragraph-rsid="0095490a"/>
    </style:style>
    <style:style style:name="P21" style:family="paragraph" style:parent-style-name="Text_20_body" style:list-style-name="L5">
      <style:text-properties officeooo:rsid="0095490a" officeooo:paragraph-rsid="0095490a"/>
    </style:style>
    <style:style style:name="P22" style:family="paragraph" style:parent-style-name="Text_20_body" style:list-style-name="L6">
      <style:text-properties officeooo:rsid="0095490a" officeooo:paragraph-rsid="0095490a"/>
    </style:style>
    <style:style style:name="P23" style:family="paragraph" style:parent-style-name="Text_20_body" style:list-style-name="L7">
      <style:text-properties officeooo:rsid="00977f2d" officeooo:paragraph-rsid="00977f2d"/>
    </style:style>
    <style:style style:name="P24" style:family="paragraph" style:parent-style-name="Text_20_body">
      <style:text-properties officeooo:rsid="00977f2d" officeooo:paragraph-rsid="00977f2d"/>
    </style:style>
    <style:style style:name="P25" style:family="paragraph" style:parent-style-name="Text_20_body" style:list-style-name="L8">
      <style:text-properties officeooo:rsid="00961cca" officeooo:paragraph-rsid="00961cca"/>
    </style:style>
    <style:style style:name="P26" style:family="paragraph" style:parent-style-name="Text_20_body">
      <style:text-properties officeooo:rsid="009ee756" officeooo:paragraph-rsid="009ee756"/>
    </style:style>
    <style:style style:name="P27" style:family="paragraph" style:parent-style-name="Text_20_body">
      <style:text-properties officeooo:rsid="00a0a864" officeooo:paragraph-rsid="00a0a864"/>
    </style:style>
    <style:style style:name="P28" style:family="paragraph" style:parent-style-name="Text_20_body">
      <style:text-properties officeooo:rsid="00a0c1e9" officeooo:paragraph-rsid="00a0c1e9"/>
    </style:style>
    <style:style style:name="P29" style:family="paragraph" style:parent-style-name="Text_20_body">
      <style:text-properties officeooo:rsid="00a1db5f" officeooo:paragraph-rsid="00a1db5f"/>
    </style:style>
    <style:style style:name="P30" style:family="paragraph" style:parent-style-name="Text_20_body" style:list-style-name="L9">
      <style:text-properties officeooo:rsid="00a1db5f" officeooo:paragraph-rsid="00a1db5f"/>
    </style:style>
    <style:style style:name="P31" style:family="paragraph" style:parent-style-name="Text_20_body">
      <style:text-properties officeooo:rsid="00a1db5f" officeooo:paragraph-rsid="00a8d4e2"/>
    </style:style>
    <style:style style:name="P32" style:family="paragraph" style:parent-style-name="Text_20_body" style:list-style-name="L9">
      <style:text-properties officeooo:rsid="00a1f095" officeooo:paragraph-rsid="00a1f095"/>
    </style:style>
    <style:style style:name="P33" style:family="paragraph" style:parent-style-name="Text_20_body">
      <style:text-properties officeooo:rsid="00a3cca7" officeooo:paragraph-rsid="00a3cca7"/>
    </style:style>
    <style:style style:name="P34" style:family="paragraph" style:parent-style-name="Text_20_body">
      <style:text-properties officeooo:rsid="00a70236" officeooo:paragraph-rsid="00a70236"/>
    </style:style>
    <style:style style:name="P35" style:family="paragraph" style:parent-style-name="Text_20_body" style:list-style-name="L10">
      <style:text-properties officeooo:rsid="00a8fe9b" officeooo:paragraph-rsid="00a8fe9b"/>
    </style:style>
    <style:style style:name="P36" style:family="paragraph" style:parent-style-name="Text_20_body">
      <style:text-properties officeooo:rsid="00ac99e8" officeooo:paragraph-rsid="00ac99e8"/>
    </style:style>
    <style:style style:name="P37" style:family="paragraph" style:parent-style-name="Text_20_body">
      <style:text-properties officeooo:rsid="00adf38f" officeooo:paragraph-rsid="00adf38f"/>
    </style:style>
    <style:style style:name="P38" style:family="paragraph" style:parent-style-name="Text_20_body">
      <style:text-properties officeooo:paragraph-rsid="00af7b97"/>
    </style:style>
    <style:style style:name="P39" style:family="paragraph" style:parent-style-name="Title" style:master-page-name="First_20_Page">
      <style:paragraph-properties style:page-number="auto"/>
    </style:style>
    <style:style style:name="P40" style:family="paragraph" style:parent-style-name="Heading_20_1" style:master-page-name="Standard">
      <style:paragraph-properties style:page-number="1" fo:break-before="page"/>
      <style:text-properties officeooo:rsid="00884fab" officeooo:paragraph-rsid="00884fab"/>
    </style:style>
    <style:style style:name="P41" style:family="paragraph" style:parent-style-name="Heading_20_1" style:list-style-name="">
      <style:paragraph-properties fo:margin-top="1cm" fo:margin-bottom="0.21cm" loext:contextual-spacing="false" fo:text-align="justify" style:justify-single-word="false" style:writing-mode="page"/>
      <style:text-properties officeooo:rsid="008f572f" officeooo:paragraph-rsid="008f572f"/>
    </style:style>
    <style:style style:name="P42" style:family="paragraph" style:parent-style-name="Heading_20_1">
      <style:paragraph-properties fo:margin-top="1cm" fo:margin-bottom="0.21cm" loext:contextual-spacing="false" fo:break-before="page" style:writing-mode="page"/>
      <style:text-properties officeooo:rsid="008f572f" officeooo:paragraph-rsid="008f572f"/>
    </style:style>
    <style:style style:name="P43" style:family="paragraph" style:parent-style-name="Heading_20_1">
      <style:paragraph-properties fo:break-before="page"/>
      <style:text-properties officeooo:rsid="00af7b97" officeooo:paragraph-rsid="00af7b97"/>
    </style:style>
    <style:style style:name="P44" style:family="paragraph" style:parent-style-name="Heading_20_3">
      <style:text-properties officeooo:paragraph-rsid="00a0a864"/>
    </style:style>
    <style:style style:name="P45" style:family="paragraph" style:parent-style-name="Heading_20_2">
      <style:text-properties officeooo:rsid="0094586f" officeooo:paragraph-rsid="0094586f"/>
    </style:style>
    <style:style style:name="P46" style:family="paragraph" style:parent-style-name="Heading_20_2">
      <style:text-properties officeooo:rsid="00991fb3" officeooo:paragraph-rsid="00991fb3"/>
    </style:style>
    <style:style style:name="P47" style:family="paragraph" style:parent-style-name="Observaciones">
      <style:text-properties officeooo:rsid="00a8fe9b" officeooo:paragraph-rsid="00a8fe9b"/>
    </style:style>
    <style:style style:name="P48" style:family="paragraph" style:parent-style-name="Observaciones">
      <style:text-properties fo:font-weight="bold" officeooo:rsid="00a8fe9b" officeooo:paragraph-rsid="00a8fe9b" style:font-weight-asian="bold" style:font-weight-complex="bold"/>
    </style:style>
    <style:style style:name="P49" style:family="paragraph" style:parent-style-name="Observaciones">
      <style:text-properties fo:font-weight="bold" officeooo:rsid="00ac99e8" officeooo:paragraph-rsid="00ac99e8" style:font-weight-asian="bold" style:font-weight-complex="bold"/>
    </style:style>
    <style:style style:name="P50" style:family="paragraph" style:parent-style-name="Observaciones">
      <style:text-properties officeooo:rsid="00ac99e8" officeooo:paragraph-rsid="00ac99e8"/>
    </style:style>
    <style:style style:name="P51" style:family="paragraph" style:parent-style-name="Contents_20_3">
      <style:paragraph-properties>
        <style:tab-stops>
          <style:tab-stop style:position="16.002cm" style:type="right" style:leader-style="dotted" style:leader-text="."/>
        </style:tab-stops>
      </style:paragraph-properties>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Código">
      <style:text-properties officeooo:rsid="00a1db5f" officeooo:paragraph-rsid="00a1db5f"/>
    </style:style>
    <style:style style:name="P55" style:family="paragraph" style:parent-style-name="Código">
      <style:text-properties officeooo:rsid="00a1db5f" officeooo:paragraph-rsid="00a70236"/>
    </style:style>
    <style:style style:name="P56" style:family="paragraph" style:parent-style-name="Código">
      <style:paragraph-properties fo:margin-top="1cm" fo:margin-bottom="0.101cm" loext:contextual-spacing="false" style:writing-mode="page"/>
      <style:text-properties officeooo:rsid="00a1db5f" officeooo:paragraph-rsid="00a1db5f"/>
    </style:style>
    <style:style style:name="P57" style:family="paragraph" style:parent-style-name="Código">
      <style:paragraph-properties fo:margin-top="1cm" fo:margin-bottom="0.101cm" loext:contextual-spacing="false" style:writing-mode="page"/>
      <style:text-properties officeooo:rsid="00a1db5f" officeooo:paragraph-rsid="00a70236"/>
    </style:style>
    <style:style style:name="P58" style:family="paragraph" style:parent-style-name="Código">
      <style:paragraph-properties fo:margin-top="0.101cm" fo:margin-bottom="0.101cm" loext:contextual-spacing="false" style:writing-mode="page"/>
      <style:text-properties officeooo:rsid="00a1db5f" officeooo:paragraph-rsid="00a1db5f"/>
    </style:style>
    <style:style style:name="P59" style:family="paragraph" style:parent-style-name="Código">
      <style:paragraph-properties fo:margin-top="0.101cm" fo:margin-bottom="0.101cm" loext:contextual-spacing="false" style:writing-mode="page"/>
      <style:text-properties officeooo:rsid="00a1db5f" officeooo:paragraph-rsid="00a70236"/>
    </style:style>
    <style:style style:name="T1" style:family="text">
      <style:text-properties officeooo:rsid="00395eda"/>
    </style:style>
    <style:style style:name="T2" style:family="text">
      <style:text-properties officeooo:rsid="0086b95d"/>
    </style:style>
    <style:style style:name="T3" style:family="text">
      <style:text-properties fo:font-size="10pt" style:font-size-asian="10pt" style:font-size-complex="10pt"/>
    </style:style>
    <style:style style:name="T4" style:family="text">
      <style:text-properties fo:font-size="10pt" officeooo:rsid="008dfacc" style:font-size-asian="10pt" style:font-size-complex="10pt"/>
    </style:style>
    <style:style style:name="T5" style:family="text">
      <style:text-properties officeooo:rsid="00ad67d2"/>
    </style:style>
    <style:style style:name="T6" style:family="text">
      <style:text-properties fo:font-style="normal" style:font-style-asian="normal" style:font-style-complex="normal"/>
    </style:style>
    <style:style style:name="T7" style:family="text">
      <style:text-properties fo:font-style="normal" officeooo:rsid="00886328" style:font-style-asian="normal" style:font-style-complex="normal"/>
    </style:style>
    <style:style style:name="T8" style:family="text">
      <style:text-properties fo:font-style="normal" officeooo:rsid="008c370d"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bold" officeooo:rsid="008c370d" style:font-style-asian="normal" style:font-weight-asian="bold" style:font-style-complex="normal" style:font-weight-complex="bold"/>
    </style:style>
    <style:style style:name="T11" style:family="text">
      <style:text-properties fo:font-weight="bold" style:font-weight-asian="bold" style:font-weight-complex="bold"/>
    </style:style>
    <style:style style:name="T12" style:family="text">
      <style:text-properties fo:font-weight="bold" officeooo:rsid="0095e91a" style:font-weight-asian="bold" style:font-weight-complex="bold"/>
    </style:style>
    <style:style style:name="T13" style:family="text">
      <style:text-properties officeooo:rsid="0090fbee"/>
    </style:style>
    <style:style style:name="T14" style:family="text">
      <style:text-properties officeooo:rsid="0095490a"/>
    </style:style>
    <style:style style:name="T15" style:family="text">
      <style:text-properties officeooo:rsid="00977f2d"/>
    </style:style>
    <style:style style:name="T16" style:family="text">
      <style:text-properties officeooo:rsid="009a79c8"/>
    </style:style>
    <style:style style:name="T17" style:family="text">
      <style:text-properties officeooo:rsid="00a0a864"/>
    </style:style>
    <style:style style:name="T18" style:family="text">
      <style:text-properties officeooo:rsid="00a1db5f"/>
    </style:style>
    <style:style style:name="T19" style:family="text">
      <style:text-properties officeooo:rsid="00a2d88d"/>
    </style:style>
    <style:style style:name="T20" style:family="text">
      <style:text-properties officeooo:rsid="00a70236"/>
    </style:style>
    <style:style style:name="T21" style:family="text">
      <style:text-properties officeooo:rsid="00a9ef36"/>
    </style:style>
    <style:style style:name="T22" style:family="text">
      <style:text-properties officeooo:rsid="00adf38f"/>
    </style:style>
    <style:style style:name="T23" style:family="text">
      <style:text-properties fo:font-style="italic" style:font-style-asian="italic" style:font-style-complex="italic"/>
    </style:style>
    <style:style style:name="fr1" style:family="graphic" style:parent-style-name="Frame">
      <style:graphic-properties fo:margin-left="0.199cm" fo:margin-right="0.199cm" fo:margin-top="0.15cm" fo:margin-bottom="0.15cm" style:wrap="none" style:vertical-pos="from-top" style:vertical-rel="paragraph" style:horizontal-pos="from-left" style:horizontal-rel="paragraph" fo:padding="0cm" fo:border="none"/>
    </style:style>
    <style:style style:name="fr2" style:family="graphic" style:parent-style-name="Frame">
      <style:graphic-properties fo:margin-left="0.499cm" fo:margin-right="0.499cm" fo:margin-top="0.499cm" fo:margin-bottom="0.499cm"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ma <text:span text:style-name="T2">3</text:span></text:p>
      <text:p text:style-name="P14">Bases de datos</text:p>
      <text:p text:style-name="P4"><text:span text:style-name="T3">Este material ha sido desarrollado en su totalidad por Román </text:span><text:span text:style-name="T4">Ginés</text:span><text:span text:style-name="T3"> Martínez </text:span><text:span text:style-name="T4">Ferrández</text:span><text:span text:style-name="T3"> (</text:span><text:a xlink:type="simple" xlink:href="mailto:rgmf@riseup.net" text:style-name="Internet_20_link" text:visited-style-name="Visited_20_Internet_20_Link">rgmf@riseup.net</text:a><text:span text:style-name="T3">) salvo referencias al pie de página.</text:span></text:p>
      <text:p text:style-name="P2">Todas las imágenes utilizadas son de Dominio Público <text:span text:style-name="T5">a menos que se diga lo contrario</text:span>.</text:p>
      <text:p text:style-name="P3"><draw:frame draw:style-name="fr4" draw:name="Imagen2" text:anchor-type="paragraph" svg:width="5.332cm" svg:height="1.866cm" draw:z-index="7"><draw:image xlink:href="Pictures/10000201000001930000008D84CD1D45A48E3A27.png" xlink:type="simple" xlink:show="embed" xlink:actuate="onLoad"/></draw:frame>Creative Commons Reconocimiento – NoComercial - CompartirIgual</text:p>
      <text:p text:style-name="P3">CC by-nc-sa</text:p>
      <text:table-of-content text:style-name="Sect1" text:protected="true" text:name="Sumario1">
        <text:table-of-content-source text:outline-level="4">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52"><text:a xlink:type="simple" xlink:href="#__RefHeading___Toc180_1711288900" text:style-name="Index_20_Link" text:visited-style-name="Index_20_Link"><text:s/>1.Base de datos<text:tab/>1</text:a></text:p>
          <text:p text:style-name="P52"><text:a xlink:type="simple" xlink:href="#__RefHeading___Toc681_1728350480" text:style-name="Index_20_Link" text:visited-style-name="Index_20_Link"><text:s/>2.Diseño de BBDD Relacionales<text:tab/>2</text:a></text:p>
          <text:p text:style-name="P53"><text:a xlink:type="simple" xlink:href="#__RefHeading___Toc666_1882522292" text:style-name="Index_20_Link" text:visited-style-name="Index_20_Link"><text:s/>2.1.Diseño conceptual: Modelo Entidad Relación (ER)<text:tab/>2</text:a></text:p>
          <text:p text:style-name="P53"><text:a xlink:type="simple" xlink:href="#__RefHeading___Toc668_1882522292" text:style-name="Index_20_Link" text:visited-style-name="Index_20_Link"><text:s/>2.2.Diseño lógico: Modelo Relacional<text:tab/>3</text:a></text:p>
          <text:p text:style-name="P51"><text:a xlink:type="simple" xlink:href="#__RefHeading___Toc670_1882522292" text:style-name="Index_20_Link" text:visited-style-name="Index_20_Link"><text:s/>a)Relación 1:N<text:tab/>4</text:a></text:p>
          <text:p text:style-name="P51"><text:a xlink:type="simple" xlink:href="#__RefHeading___Toc672_1882522292" text:style-name="Index_20_Link" text:visited-style-name="Index_20_Link"><text:s/>b)Relación N:N<text:tab/>4</text:a></text:p>
          <text:p text:style-name="P51"><text:a xlink:type="simple" xlink:href="#__RefHeading___Toc674_1882522292" text:style-name="Index_20_Link" text:visited-style-name="Index_20_Link"><text:s/>c)Implementar en un SGBD mediante SQL<text:tab/>5</text:a></text:p>
          <text:p text:style-name="P52"><text:a xlink:type="simple" xlink:href="#__RefHeading___Toc696_1882522292" text:style-name="Index_20_Link" text:visited-style-name="Index_20_Link"><text:s/>3.Structured Query Language (SQL)<text:tab/>7</text:a></text:p>
        </text:index-body>
      </text:table-of-content>
      <text:p text:style-name="Text_20_body"/>
      <text:h text:style-name="P40" text:outline-level="1"><text:bookmark-start text:name="__RefHeading___Toc180_1711288900"/>Base de datos<text:bookmark-end text:name="__RefHeading___Toc180_1711288900"/></text:h>
      <text:p text:style-name="P5"><text:span text:style-name="T6">Una </text:span><text:span text:style-name="T9">base de datos</text:span><text:span text:style-name="T6"> (BD) es un conjunto de datos relacionados que forman parte de un mismo contexto y que se mantienen para su posterior explotación.</text:span></text:p>
      <text:p text:style-name="P6"><text:span text:style-name="T6">Con el desarrollo de la informática surgieron los denominados </text:span><text:span text:style-name="T9">Sistemas Gestores de Bases de Datos</text:span><text:span text:style-name="T6"> (SGBD) que son programas que permiten añadir, eliminar, modificar y extraer información de una BD.</text:span></text:p>
      <text:p text:style-name="P6"><text:span text:style-name="T6">Estos SGBD </text:span><text:span text:style-name="T7">proporcionan métodos, entre otras cosas, para:</text:span></text:p>
      <text:p text:style-name="P15">- Garantizar la integridad de los datos.</text:p>
      <text:p text:style-name="P15">- Administrar el acceso de usuarios a los datos.</text:p>
      <text:p text:style-name="P15">- Ofrecer la información en diferentes formatos.</text:p>
      <text:p text:style-name="P7"><text:span text:style-name="T6">Los SGBD utilizan algún modelo de datos para el almacenamiento de la información. Nosotros nos vamos a centrar en los </text:span><text:span text:style-name="T9">SGBD</text:span><text:span text:style-name="T6"> </text:span><text:span text:style-name="T9">Relacionales</text:span><text:span text:style-name="T6"> que emplean el </text:span><text:span text:style-name="T9">Modelo</text:span><text:span text:style-name="T6"> </text:span><text:span text:style-name="T9">Relacional</text:span><text:span text:style-name="T6"> </text:span><text:span text:style-name="T8">en el que la información se almacena en forma de </text:span><text:span text:style-name="T10">tabla</text:span><text:span text:style-name="T8">.</text:span></text:p>
      <text:p text:style-name="P16">Las <text:span text:style-name="T11">características del Modelo Relacional </text:span>se resumen en el siguiente listado:</text:p>
      <text:list xml:id="list4846884814006804591" text:style-name="L1">
        <text:list-item>
          <text:p text:style-name="P17">Una BD se compone de varias tablas o relaciones.</text:p>
        </text:list-item>
        <text:list-item>
          <text:p text:style-name="P17">Cada tabla tiene un nombre y no pueden haber dos tablas con el mismo nombre.</text:p>
        </text:list-item>
        <text:list-item>
          <text:p text:style-name="P17">Cada tabla consta de un conjunto de columnas que se denominan campos y filas que denominadas registros.</text:p>
        </text:list-item>
        <text:list-item>
          <text:p text:style-name="P17">Las tablas se relacionan mediante claves primarias y claves ajenas.</text:p>
        </text:list-item>
        <text:list-item>
          <text:p text:style-name="P17">Cada registro consta de una clave primaria que lo identifica del resto.</text:p>
        </text:list-item>
      </text:list>
      <text:h text:style-name="P41" text:outline-level="1"><draw:frame draw:style-name="fr1" draw:name="Marco1" text:anchor-type="paragraph" svg:x="2.217cm" svg:y="0.15cm" svg:width="10.453cm" draw:z-index="8"><draw:text-box fo:min-height="6.544cm"><text:p text:style-name="Illustration"><draw:frame draw:style-name="fr5" draw:name="Imagen3" text:anchor-type="as-char" svg:width="10.453cm" style:rel-width="100%" svg:height="6.544cm" style:rel-height="scale" draw:z-index="9"><draw:image xlink:href="Pictures/10000201000001D40000012522BA57AFC1D00B6B.png" xlink:type="simple" xlink:show="embed" xlink:actuate="onLoad"/></draw:frame><text:line-break/>Ilustración <text:sequence text:ref-name="refIllustration0" text:name="Illustration" text:formula="ooow:Illustration+1" style:num-format="1">1</text:sequence>: tabla con tres campos y nueve registros.</text:p></draw:text-box></draw:frame></text:h>
      <text:h text:style-name="P42" text:outline-level="1"><text:bookmark-start text:name="__RefHeading___Toc681_1728350480"/><text:span text:style-name="T13">Diseño de BBDD</text:span> Relacionales<text:bookmark-end text:name="__RefHeading___Toc681_1728350480"/></text:h>
      <text:p text:style-name="P8">Para construir una BD se parte de la descripción de la misma y, a partir de ella, se llevan a cabo los siguientes pasos:</text:p>
      <text:list xml:id="list3845145108761092820" text:style-name="L2">
        <text:list-item>
          <text:p text:style-name="P18">Diseño conceptual (Modelo Entidad Relación – ER).</text:p>
        </text:list-item>
        <text:list-item>
          <text:p text:style-name="P18">Diseño lógico (Modelo Relacional).</text:p>
        </text:list-item>
        <text:list-item>
          <text:p text:style-name="P18">Implementar en un SGBD mediante SQL.</text:p>
        </text:list-item>
      </text:list>
      <text:h text:style-name="P45" text:outline-level="2"><text:bookmark-start text:name="__RefHeading___Toc666_1882522292"/>Diseño conceptual: Modelo Entidad Relación (ER)<text:bookmark-end text:name="__RefHeading___Toc666_1882522292"/></text:h>
      <text:p text:style-name="P9">El Modelo ER es una herramienta de diagrama para representar las entidades relevantes de un sistema de información así como sus relaciones y propiedades.</text:p>
      <text:p text:style-name="P9">En la Ilustración <text:sequence-ref text:reference-format="page" text:ref-name="refIllustration1">3</text:sequence-ref> puedes ver un ejemplo del lenguaje de diagrama que se emplea en el Modelo ER. En él se tienen:</text:p>
      <text:list xml:id="list832580618141910327" text:style-name="L3">
        <text:list-item>
          <text:p text:style-name="P19"><text:span text:style-name="T11">Entidades</text:span>: en forma de rectángulos.</text:p>
        </text:list-item>
        <text:list-item>
          <text:p text:style-name="P19"><text:span text:style-name="T11">Relación</text:span><text:span text:style-name="T12">es</text:span>: mediante un rombo.</text:p>
        </text:list-item>
        <text:list-item>
          <text:p text:style-name="P19"><text:span text:style-name="T11">Propiedades</text:span>: dentro de óvalos. <text:span text:style-name="T14">Además, la clave primaria se subraya como se puede ver en el ejemplo.</text:span></text:p>
        </text:list-item>
        <text:list-item>
          <text:p text:style-name="P19"><text:span text:style-name="T11">Cardinalidad</text:span>: indicada mediante el “1” y la “N” (que se lee muchos) al lado de las entidades.</text:p>
        </text:list-item>
      </text:list>
      <text:p text:style-name="P10">En este ejemplo se tienen dos entidades: Artista y Disco, que se relacionan de la siguiente manera:</text:p>
      <text:list xml:id="list5039900187064036003" text:style-name="L4">
        <text:list-item>
          <text:p text:style-name="P20">Un artista puede crear muchos discos.</text:p>
        </text:list-item>
        <text:list-item>
          <text:p text:style-name="P20">Un disco puede haber sido creado por un artista y solo uno.</text:p>
        </text:list-item>
      </text:list>
      <text:p text:style-name="P10">Además, el artista tiene las siguiente propiedades:</text:p>
      <text:list xml:id="list1261750952665557554" text:style-name="L5">
        <text:list-item>
          <text:p text:style-name="P21">ID: que es la clave primaria de la entidad (por eso se subraya).</text:p>
        </text:list-item>
        <text:list-item>
          <text:p text:style-name="P21">nombre: el nombre del artista.</text:p>
        </text:list-item>
        <text:list-item>
          <text:p text:style-name="P21">apellidos: los apellidos del artista.</text:p>
        </text:list-item>
        <text:list-item>
          <text:p text:style-name="P21">nom_art: el nombre artístico que usa el artista.</text:p>
        </text:list-item>
      </text:list>
      <text:p text:style-name="P10">Y el disco presenta las siguiente propiedades:</text:p>
      <text:list xml:id="list3698775018903159" text:style-name="L6">
        <text:list-item>
          <text:p text:style-name="P22">cod_bar: que es la clave primaria (por eso se subraya).</text:p>
        </text:list-item>
        <text:list-item>
          <text:p text:style-name="P22">titulo: el título del disco.</text:p>
        </text:list-item>
        <text:list-item>
          <text:p text:style-name="P22">fec_pub: la fecha en que se publico el disco.</text:p>
        </text:list-item>
      </text:list>
      <text:p text:style-name="P11"><draw:frame draw:style-name="fr2" draw:name="Marco2" text:anchor-type="paragraph" svg:width="14.831cm" draw:z-index="10"><draw:text-box fo:min-height="3.376cm"><text:p text:style-name="Illustration"><draw:frame draw:style-name="fr5" draw:name="Imagen4" text:anchor-type="as-char" svg:width="14.831cm" style:rel-width="100%" svg:height="3.376cm" style:rel-height="scale" draw:z-index="11"><draw:image xlink:href="Pictures/10000201000002A000000099538D646B260211E1.png" xlink:type="simple" xlink:show="embed" xlink:actuate="onLoad"/></draw:frame><text:line-break/>Ilustración <text:sequence text:ref-name="refIllustration1" text:name="Illustration" text:formula="ooow:Illustration+1" style:num-format="1">2</text:sequence>: ejemplo de modelado mediante un diagrama ER.</text:p></draw:text-box></draw:frame><text:soft-page-break/>Veamos <text:span text:style-name="T16">un ejemplo</text:span> más complejo, con más de dos entidades:</text:p>
      <text:p text:style-name="P12"><draw:frame draw:style-name="fr2" draw:name="Marco3" text:anchor-type="paragraph" svg:width="13.94cm" draw:z-index="12"><draw:text-box fo:min-height="7.632cm"><text:p text:style-name="Illustration"><draw:frame draw:style-name="fr5" draw:name="Imagen5" text:anchor-type="as-char" svg:width="13.94cm" style:rel-width="100%" svg:height="7.632cm" style:rel-height="scale" draw:z-index="13"><draw:image xlink:href="Pictures/100002010000026D000001543B4C0288866EE04C.png" xlink:type="simple" xlink:show="embed" xlink:actuate="onLoad"/></draw:frame><text:line-break/>Ilustración <text:sequence text:ref-name="refIllustration2" text:name="Illustration" text:formula="ooow:Illustration+1" style:num-format="1">3</text:sequence>: diagrama ER con tres entidades y dos relaciones.</text:p></draw:text-box></draw:frame>En la Ilustración <text:sequence-ref text:reference-format="page" text:ref-name="refIllustration2">3</text:sequence-ref> se puede ver el mismo diagrama que en la Ilustración <text:sequence-ref text:reference-format="page" text:ref-name="refIllustration1">3</text:sequence-ref> con una entidad más: País, <text:span text:style-name="T15">que tiene dos propiedades:</text:span></text:p>
      <text:list xml:id="list5850790214979154181" text:style-name="L7">
        <text:list-item>
          <text:p text:style-name="P23">ID: que es la clave primaria (fíjate cómo se ha subrayado).</text:p>
        </text:list-item>
        <text:list-item>
          <text:p text:style-name="P23">nombre: el nombre del país.</text:p>
        </text:list-item>
      </text:list>
      <text:p text:style-name="P24">Además, se añade una relación entre Artista y País:</text:p>
      <text:list xml:id="list2264396146602302106" text:style-name="L8">
        <text:list-item>
          <text:p text:style-name="P25">Un artista puede tener muchas nacionalidades.</text:p>
        </text:list-item>
        <text:list-item>
          <text:p text:style-name="P25">En un país pueden haber muchos artistas.</text:p>
        </text:list-item>
      </text:list>
      <text:h text:style-name="P46" text:outline-level="2"><text:bookmark-start text:name="__RefHeading___Toc668_1882522292"/>Diseño lógico: Modelo Relacional<text:bookmark-end text:name="__RefHeading___Toc668_1882522292"/></text:h>
      <text:p text:style-name="P13">Se trata del modelo de datos que emplean los SGBD Relacionales y, por tanto, una vez hecho el diseño lógico estamos a un paso de poder implementar la BD.</text:p>
      <text:p text:style-name="P13">En el diseño lógico partimos del diseño conceptual para construir el esquema de la base de datos final. En él se indican el nombre de las tablas (relaciones), los campos así como las claves primarias y ajenas.</text:p>
      <text:p text:style-name="P27">Veamos cómo convertir de Modelo ER a Modelo Relacional según las cardinalidades de las relaciones de las entidades.</text:p>
      <text:h text:style-name="P44" text:outline-level="3"><text:bookmark-start text:name="__RefHeading___Toc670_1882522292"/><text:soft-page-break/><text:span text:style-name="T17">Relación 1:N</text:span><text:bookmark-end text:name="__RefHeading___Toc670_1882522292"/></text:h>
      <text:p text:style-name="P27">Veamos con un ejemplo cómo convertir de Modelo ER (conceptual) a Modelo Relacional (lógico) cuando tenemos una relación 1:N.</text:p>
      <text:p text:style-name="P28"><draw:frame draw:style-name="fr2" draw:name="Marco4" text:anchor-type="paragraph" svg:width="15.593cm" draw:z-index="14"><draw:text-box fo:min-height="2.461cm"><text:p text:style-name="Illustration"><draw:frame draw:style-name="fr6" draw:name="Imagen6" text:anchor-type="as-char" svg:width="15.593cm" style:rel-width="100%" svg:height="2.461cm" style:rel-height="scale" draw:z-index="15"><draw:image xlink:href="Pictures/100002010000033E000000838B57D4B31748F0AB.png" xlink:type="simple" xlink:show="embed" xlink:actuate="onLoad"/></draw:frame><text:line-break/>Ilustración <text:sequence text:ref-name="refIllustration3" text:name="Illustration" text:formula="ooow:Illustration+1" style:num-format="1">4</text:sequence>: Modelo ER con relación 1:N entre dos entidades.</text:p></draw:text-box></draw:frame>En la Ilustración <text:span text:style-name="T18">4 podemos ver una base de datos diseñada mediante el Modelo ER en el que tenemos dos entidades: ALUMNO y PAIS, que se relacionan mediante un cardinalidad 1:N. Un alumno nace en un país y en un país pueden haber nacido muchos alumnos.</text:span></text:p>
      <text:p text:style-name="P29">Fíjate <text:span text:style-name="T19">en la sintaxis utilizada y </text:span>cómo:</text:p>
      <text:list xml:id="list2580116149110162521" text:style-name="L9">
        <text:list-item>
          <text:p text:style-name="P30">Cada entidad del Modelo ER se transforma en una relación en la que, entre paréntesis, se especifican los campos que tiene.</text:p>
        </text:list-item>
        <text:list-item>
          <text:p text:style-name="P30">La entidad con la “N” toma un campo al convertirla a relación que es la clave ajena que apunta a la otra relación.</text:p>
        </text:list-item>
        <text:list-item>
          <text:p text:style-name="P32">Se indica debajo de la definición de la relación qué campo es la clave primaria y qué otros campos son clave ajena. Todas las relaciones tienen una clave primaria pero no necesariamente tienen claves ajenas.</text:p>
        </text:list-item>
      </text:list>
      <text:p text:style-name="P54">ALUMNO (nia, nom, ape, nace)</text:p>
      <text:p text:style-name="P54"><text:tab/>CP: nia</text:p>
      <text:p text:style-name="P54"><text:tab/>CAj: nace → PAIS</text:p>
      <text:p text:style-name="P56">PAIS (id, nom)</text:p>
      <text:p text:style-name="P58"><text:tab/>CP: id</text:p>
      <text:h text:style-name="Heading_20_3" text:outline-level="3"><text:bookmark-start text:name="__RefHeading___Toc672_1882522292"/>Relación N:N<text:bookmark-end text:name="__RefHeading___Toc672_1882522292"/></text:h>
      <text:p text:style-name="P33">Veamos qué sucede si la relación entre dos entidades es muchos a muchos (N:N) con el siguiente ejemplo:</text:p>
      <text:p text:style-name="P34"><draw:frame draw:style-name="fr2" draw:name="Marco5" text:anchor-type="paragraph" svg:width="15.937cm" draw:z-index="16"><draw:text-box fo:min-height="2.392cm"><text:p text:style-name="Illustration"><draw:frame draw:style-name="fr6" draw:name="Imagen7" text:anchor-type="as-char" svg:width="15.937cm" style:rel-width="100%" svg:height="2.392cm" style:rel-height="scale" draw:z-index="17"><draw:image xlink:href="Pictures/100002010000034E0000007FF30C22629890D388.png" xlink:type="simple" xlink:show="embed" xlink:actuate="onLoad"/></draw:frame><text:line-break/>Ilustración <text:sequence text:ref-name="refIllustration4" text:name="Illustration" text:formula="ooow:Illustration+1" style:num-format="1">5</text:sequence>: Modelo ER con relación N:N entre dos entidades.</text:p></draw:text-box></draw:frame><text:soft-page-break/>En este caso tenemos también dos entidades: ALUMNO y ASIGNATURA, en la que se tiene una relación N:N, donde cada alumno puede estar matriculado a muchas asignaturas y en una asignatura puede haber matriculados muchos alumnos.</text:p>
      <text:p text:style-name="P34">Al transformar a Modelo Relaciones este caso surgen tres relaciones.</text:p>
      <text:p text:style-name="P31">Fíjate <text:span text:style-name="T19">en la sintaxis utilizada y </text:span>cómo:</text:p>
      <text:list xml:id="list3989026221165819549" text:style-name="L10">
        <text:list-item>
          <text:p text:style-name="P35">Ahora se tienen tres relaciones porque aparece una relación llamada MATRICULADO que en el Modelo ER era la relación.</text:p>
        </text:list-item>
        <text:list-item>
          <text:p text:style-name="P35">La relación que surge toma dos campos que forman la clave primaria y, además, cada una de ellas por separado es una clave ajena a cada una de las tablas de la relación en el Modelo ER.</text:p>
        </text:list-item>
      </text:list>
      <text:p text:style-name="P48">Claves primarias</text:p>
      <text:p text:style-name="P47">Como puedes ver en este ejemplo, las claves primarias pueden ser compuestas. Las claves ajenas también pueden ser compuestas.</text:p>
      <text:p text:style-name="P55">ALUMNO (nia, nom, ape)</text:p>
      <text:p text:style-name="P55"><text:tab/>CP: nia</text:p>
      <text:p text:style-name="P57"><text:span text:style-name="T20">ASIGNATURA</text:span> (id, nom)</text:p>
      <text:p text:style-name="P59"><text:tab/>CP: id</text:p>
      <text:p text:style-name="P57"><text:span text:style-name="T20">MATRICULADO</text:span> (<text:span text:style-name="T20">alu</text:span>, <text:span text:style-name="T20">asignatura</text:span>)</text:p>
      <text:p text:style-name="P59"><text:tab/>CP: <text:span text:style-name="T20">alu, asignatura</text:span></text:p>
      <text:p text:style-name="P59"><text:tab/>CAj: <text:span text:style-name="T20">alu</text:span> → <text:span text:style-name="T20">ALUMNO</text:span></text:p>
      <text:p text:style-name="P59"><text:tab/>CAj: <text:span text:style-name="T20">asignatura</text:span> → <text:span text:style-name="T20">ASIGNATURA</text:span></text:p>
      <text:p text:style-name="Text_20_body"><text:s/><text:span text:style-name="T21">Hay otros casos, relaciones 1:1, relaciones ternarias, etc, pero para este curso es suficiente con los casos 1:N y N:N que, además, son los casos habituales.</text:span></text:p>
      <text:h text:style-name="Heading_20_3" text:outline-level="3"><text:bookmark-start text:name="__RefHeading___Toc674_1882522292"/>Implementar en un SGBD mediante SQL<text:bookmark-end text:name="__RefHeading___Toc674_1882522292"/></text:h>
      <text:p text:style-name="P36">Por último, solo queda implementar la BD. <text:span text:style-name="T22">Nos serviremos del diseño lógico (Modelo Relacional) para ello.</text:span></text:p>
      <text:p text:style-name="P36"><text:span text:style-name="T22">Antes tenemos una </text:span>decisión a tomar: <text:span text:style-name="T22">el</text:span> SGBD, porque depende de esta elección el “dialecto” SQL que hay que usar puede ser diferente.</text:p>
      <text:p text:style-name="P49">SQL (Structured Query Language)</text:p>
      <text:p text:style-name="P50"><text:soft-page-break/>Se trata de un lenguaje usado en los SGBD para crear esquemas de BBDD, añadir registros, actualizarlos, eliminarlos y extraer información.</text:p>
      <text:p text:style-name="P37">Nosotros vamos a utilizar MariaDB como Sistema Gestor de Base de Datos. Es software libre, está libre de cargo por licencia y, además, es muy popular y utilizada.</text:p>
      <text:p text:style-name="P37">MariaDB es un <text:span text:style-name="T23">fork </text:span><text:span text:style-name="T6">de MySQL, así que es muy probable que hagamos alusión al término MariaDB e, incluso, como verás los programas que vamos a utilizar se llaman </text:span><text:span text:style-name="T23">mysql</text:span><text:span text:style-name="T6"> de alguna u otra manera.</text:span></text:p>
      <text:h text:style-name="P43" text:outline-level="1"><text:bookmark-start text:name="__RefHeading___Toc696_1882522292"/>Structured Query Language (SQL)<text:bookmark-end text:name="__RefHeading___Toc696_1882522292"/></text:h>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FreeMono" svg:font-family="Free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Bitstream Vera Sans" svg:font-family="'Bitstream Vera Sans'" style:font-adornments="Roman" style:font-family-generic="swiss" style:font-pitch="variable"/>
    <style:font-face style:name="Liberation Sans" svg:font-family="'Liberation Sans'" style:font-family-generic="swiss" style:font-pitch="variable"/>
    <style:font-face style:name="Liberation Sans3" svg:font-family="'Liberation Sans'" style:font-adornments="Cursiva" style:font-family-generic="swiss" style:font-pitch="variable"/>
    <style:font-face style:name="Liberation Sans1" svg:font-family="'Liberation Sans'" style:font-adornments="Negrita" style:font-family-generic="swiss" style:font-pitch="variable"/>
    <style:font-face style:name="Liberation Sans2"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9cm" fo:margin-bottom="0.199cm" loext:contextual-spacing="false" fo:text-align="justify" style:justify-single-word="false" style:shadow="none"/>
      <style:text-properties style:font-name="Bitstream Vera Sans" fo:font-family="'Bitstream Vera Sans'" style:font-style-name="Roman"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049cm" fo:margin-bottom="0.199cm" loext:contextual-spacing="false"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loext:graphic-properties draw:fill="solid" draw:fill-color="#eeeeee" draw:opacity="100%"/>
      <style:paragraph-properties fo:margin-top="0.101cm" fo:margin-bottom="0.101cm" loext:contextual-spacing="false" fo:text-align="center" style:justify-single-word="false" fo:background-color="#eeeeee" fo:padding-left="0cm" fo:padding-right="0cm" fo:padding-top="0.15cm" fo:padding-bottom="0cm" fo:border-left="none" fo:border-right="none" fo:border-top="0.06pt solid #eeeeee" fo:border-bottom="none"/>
      <style:text-properties fo:color="#3333ff" style:font-name="Liberation Sans1" fo:font-family="'Liberation Sans'" style:font-style-name="Negrita" style:font-family-generic="swiss" style:font-pitch="variable" fo:font-size="24pt" fo:font-weight="bold" style:font-size-asian="28pt" style:font-weight-asian="bold" style:font-size-complex="28pt" style:font-weight-complex="bold"/>
    </style:style>
    <style:style style:name="Subtitle" style:family="paragraph" style:parent-style-name="Heading" style:next-style-name="Text_20_body" style:class="chapter" style:master-page-name="">
      <loext:graphic-properties draw:fill="solid" draw:fill-color="#eeeeee" draw:opacity="100%"/>
      <style:paragraph-properties fo:margin-top="0cm" fo:margin-bottom="0.4cm" loext:contextual-spacing="false" fo:text-align="center" style:justify-single-word="false" style:page-number="auto" fo:background-color="#eeeeee" fo:padding="0.101cm" fo:border-left="none" fo:border-right="none" fo:border-top="none" fo:border-bottom="0.06pt solid #eeeeee">
        <style:tab-stops/>
      </style:paragraph-properties>
      <style:text-properties style:font-name="Liberation Sans1" fo:font-family="'Liberation Sans'" style:font-style-name="Negrita" style:font-family-generic="swiss" style:font-pitch="variable" fo:font-size="18pt" fo:font-weight="bold" style:font-size-asian="18pt" style:font-size-complex="18pt"/>
    </style:style>
    <style:style style:name="Heading_20_1" style:display-name="Heading 1" style:family="paragraph" style:parent-style-name="Heading" style:next-style-name="Text_20_body" style:default-outline-level="1" style:class="text">
      <loext:graphic-properties draw:fill-image-width="0cm" draw:fill-image-height="0cm"/>
      <style:paragraph-properties fo:margin-left="0cm" fo:margin-right="0cm" fo:margin-top="0.423cm" fo:margin-bottom="0.212cm" loext:contextual-spacing="false" fo:text-indent="0cm" style:auto-text-indent="false" fo:padding="0.049cm" fo:border-left="none" fo:border-right="none" fo:border-top="none" fo:border-bottom="0.74pt solid #b2b2b2" style:shadow="none" text:number-lines="true" text:line-number="1"/>
      <style:text-properties fo:color="#3333ff" style:font-name="Liberation Sans1" fo:font-family="'Liberation Sans'" style:font-style-name="Negrita" style:font-family-generic="swiss" style:font-pitch="variable" fo:font-size="125%"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49cm" fo:margin-bottom="0.15cm" loext:contextual-spacing="false"/>
      <style:text-properties fo:color="#3333ff" style:font-name="Liberation Sans1" fo:font-family="'Liberation Sans'" style:font-style-name="Negrita" style:font-family-generic="swiss" style:font-pitch="variable"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5cm" fo:margin-bottom="0.101cm" loext:contextual-spacing="false"/>
      <style:text-properties fo:color="#0000ff" style:font-name="Liberation Sans1" fo:font-family="'Liberation Sans'" style:font-style-name="Negrita" style:font-family-generic="swiss" style:font-pitch="variable" fo:font-size="14pt" fo:font-weight="bold" style:font-size-asian="14pt" style:font-weight-asian="bold" style:font-size-complex="14pt" style:font-weight-complex="bold"/>
    </style:style>
    <style:style style:name="Observaciones" style:family="paragraph" style:parent-style-name="Standard">
      <loext:graphic-properties draw:fill="solid" draw:fill-color="#eeeeee" draw:opacity="100%"/>
      <style:paragraph-properties fo:margin-top="0cm" fo:margin-bottom="0.049cm" loext:contextual-spacing="false" fo:background-color="#eeeeee" fo:padding="0.15cm" fo:border-left="2.24pt solid #b2b2b2" fo:border-right="0.06pt solid #ffffff" fo:border-top="0.06pt solid #ffffff" fo:border-bottom="0.06pt solid #ffffff" style:shadow="none"/>
      <style:text-properties fo:font-size="9.5pt" officeooo:rsid="0011dc85" style:font-size-asian="10.5pt"/>
    </style:style>
    <style:style style:name="Footer" style:family="paragraph" style:parent-style-name="Standard" style:class="extra">
      <style:paragraph-properties fo:margin-top="0cm" fo:margin-bottom="0cm" loext:contextual-spacing="false" text:number-lines="false" text:line-number="0">
        <style:tab-stops>
          <style:tab-stop style:position="8.5cm" style:type="center"/>
          <style:tab-stop style:position="17cm" style:type="right"/>
        </style:tab-stops>
      </style:paragraph-properties>
      <style:text-properties fo:color="#b2b2b2" style:font-name="Liberation Sans2" fo:font-family="'Liberation Sans'" style:font-style-name="Normal" style:font-family-generic="swiss" style:font-pitch="variable" fo:font-size="9pt" fo:font-weight="bold" style:font-size-asian="10.5pt"/>
    </style:style>
    <style:style style:name="Heading_20_4" style:display-name="Heading 4" style:family="paragraph" style:parent-style-name="Heading" style:next-style-name="Text_20_body" style:default-outline-level="4" style:class="text">
      <style:paragraph-properties fo:margin-top="0.25cm" fo:margin-bottom="0.101cm" loext:contextual-spacing="false"/>
      <style:text-properties fo:color="#666666" style:font-name="Liberation Sans1" fo:font-family="'Liberation Sans'" style:font-style-name="Negrita" style:font-family-generic="swiss" style:font-pitch="variable" fo:font-size="12pt" fo:font-style="normal"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049cm" fo:margin-bottom="0cm" loext:contextual-spacing="false" fo:text-align="start" style:justify-single-word="false"/>
      <style:text-properties fo:color="#1c1c1c" style:font-name="Liberation Mono" fo:font-family="'Liberation Mono'" style:font-family-generic="modern" style:font-pitch="fixed" fo:font-size="10.5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jercicios_20_1" style:display-name="Ejercicios 1" style:family="paragraph" style:parent-style-name="Standard" style:next-style-name="Standard" style:class="text">
      <loext:graphic-properties draw:fill="solid" draw:fill-color="#eeeeee" draw:fill-image-width="0cm" draw:fill-image-height="0cm"/>
      <style:paragraph-properties fo:margin-top="0.3cm" fo:margin-bottom="0.15cm" loext:contextual-spacing="false" fo:background-color="#eeeeee" fo:padding="0.049cm" fo:border-left="0.2pt solid #dddddd" fo:border-right="none" fo:border-top="none" fo:border-bottom="0.2pt solid #dddddd"/>
      <style:text-properties fo:color="#ff420e" fo:font-size="12pt" fo:font-weight="bold" style:font-size-asian="10.5pt"/>
    </style:style>
    <style:style style:name="Illustration" style:family="paragraph" style:parent-style-name="Caption" style:class="extra">
      <style:paragraph-properties fo:margin-top="0cm" fo:margin-bottom="0.101cm" loext:contextual-spacing="false" fo:text-align="justify" style:justify-single-word="false"/>
      <style:text-properties fo:color="#666666" fo:font-size="8pt" fo:font-style="normal"/>
    </style:style>
    <style:style style:name="Ejercicios_20_2" style:display-name="Ejercicios 2" style:family="paragraph" style:parent-style-name="Ejercicios_20_1" style:next-style-name="Standard">
      <style:paragraph-properties fo:padding="0cm" fo:border="none"/>
      <style:text-properties fo:font-size="14pt" style:font-size-asian="10.5pt"/>
    </style:style>
    <style:style style:name="Header" style:family="paragraph" style:parent-style-name="Standard" style:class="extra" style:master-page-name="">
      <style:paragraph-properties fo:margin-top="0cm" fo:margin-bottom="0cm" loext:contextual-spacing="false" fo:text-align="center" style:justify-single-word="false" style:page-number="auto" text:number-lines="false" text:line-number="0">
        <style:tab-stops>
          <style:tab-stop style:position="8.5cm" style:type="center"/>
          <style:tab-stop style:position="17cm" style:type="right"/>
        </style:tab-stops>
      </style:paragraph-properties>
      <style:text-properties fo:color="#b2b2b2" style:font-name="Liberation Sans2" fo:font-family="'Liberation Sans'" style:font-style-name="Normal" style:font-family-generic="swiss" style:font-pitch="variable" fo:font-size="9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Addressee" style:family="paragraph" style:parent-style-name="Standard" style:class="extra">
      <style:paragraph-properties fo:margin-top="0cm" fo:margin-bottom="0.106cm" loext:contextual-spacing="false"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049cm" fo:margin-bottom="0.101cm" loext:contextual-spacing="false" fo:text-indent="0cm" style:auto-text-indent="false">
        <style:tab-stops>
          <style:tab-stop style:position="17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049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jercicios" style:family="paragraph" style:parent-style-name="Standard" style:class="text">
      <loext:graphic-properties draw:fill="solid" draw:fill-color="#eeeeee" draw:fill-image-width="0cm" draw:fill-image-height="0cm"/>
      <style:paragraph-properties fo:margin-top="0.3cm" fo:margin-bottom="0.15cm" loext:contextual-spacing="false" fo:text-align="justify" style:justify-single-word="false" fo:background-color="#eeeeee" fo:padding="0.049cm" fo:border-left="0.99pt solid #666666" fo:border-right="none" fo:border-top="none" fo:border-bottom="0.99pt solid #666666" style:shadow="none"/>
      <style:text-properties fo:color="#ff420e" style:font-name="Liberation Sans1" fo:font-family="'Liberation Sans'" style:font-style-name="Negrita" style:font-family-generic="swiss" style:font-pitch="variable" fo:font-size="12pt" fo:font-weight="bold" style:font-size-asian="10.5pt"/>
    </style:style>
    <style:style style:name="Contents_20_2" style:display-name="Contents 2" style:family="paragraph" style:parent-style-name="Index" style:class="index">
      <style:paragraph-properties fo:margin-left="0.499cm" fo:margin-right="0cm" fo:margin-top="0.049cm" fo:margin-bottom="0.101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101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049cm" fo:margin-bottom="0.101cm" loext:contextual-spacing="false" fo:text-indent="0cm" style:auto-text-indent="false">
        <style:tab-stops>
          <style:tab-stop style:position="15.503cm" style:type="right" style:leader-style="dotted" style:leader-text="."/>
        </style:tab-stops>
      </style:paragraph-properties>
    </style:style>
    <style:style style:name="Sin_20_título1" style:display-name="Sin título1" style:family="paragraph" style:parent-style-name="Text_20_body">
      <style:text-properties fo:color="#000000" style:font-size-asian="10.5pt"/>
    </style:style>
    <style:style style:name="Código" style:family="paragraph" style:parent-style-name="Text_20_body">
      <loext:graphic-properties draw:fill="solid" draw:fill-color="#ffffcc" draw:fill-image-width="0cm" draw:fill-image-height="0cm"/>
      <style:paragraph-properties fo:margin-left="1cm" fo:margin-right="0cm" fo:margin-top="0.101cm" fo:margin-bottom="0.101cm" loext:contextual-spacing="false" fo:text-indent="0cm" style:auto-text-indent="false" fo:background-color="#ffffcc" fo:padding="0.7cm" fo:border="0.99pt solid #999999">
        <style:tab-stops/>
      </style:paragraph-properties>
      <style:text-properties style:font-name="FreeMono" fo:font-family="FreeMono" style:font-style-name="Normal" style:font-family-generic="modern" style:font-pitch="fixed" fo:font-size="12pt" fo:background-color="transparent" style:font-size-asian="10.5pt"/>
    </style:style>
    <style:style style:name="Numbering_20_Symbols" style:display-name="Numbering Symbols" style:family="text">
      <style:text-properties fo:color="#0000ff" style:font-name="Liberation Sans1" fo:font-family="'Liberation Sans'" style:font-style-name="Negrita" style:font-family-generic="swiss" style:font-pitch="variable" fo:font-weight="bold" style:font-size-asian="10.5pt" loext:shadow="none"/>
    </style:style>
    <style:style style:name="Internet_20_link" style:display-name="Internet link" style:family="text">
      <style:text-properties fo:color="#0000ff" style:font-name="Bitstream Vera Sans" fo:font-family="'Bitstream Vera Sans'" style:font-style-name="Roman" style:font-family-generic="swiss" style:font-pitch="variable" fo:font-size="11pt" fo:language="zxx" fo:country="none" style:text-underline-style="solid" style:text-underline-width="auto" style:text-underline-color="font-color" style:font-size-asian="10.5pt" style:language-asian="zxx" style:country-asian="none" style:language-complex="zxx" style:country-complex="none"/>
    </style:style>
    <style:style style:name="Visited_20_Internet_20_Link" style:display-name="Visited Internet Link" style:family="text">
      <style:text-properties fo:color="#0000ff" style:font-name="Liberation Sans2" fo:font-family="'Liberation Sans'" style:font-style-name="Normal" style:font-family-generic="swiss" style:font-pitch="variable" fo:language="zxx" fo:country="none" style:text-underline-style="solid" style:text-underline-width="auto" style:text-underline-color="font-color" style:font-size-asian="10.5pt" style:language-asian="zxx" style:country-asian="none" style:language-complex="zxx" style:country-complex="none"/>
    </style:style>
    <style:style style:name="Source_20_Text" style:display-name="Source Text" style:family="text">
      <style:text-properties fo:color="#1c1c1c" style:font-name="Liberation Mono" fo:font-family="'Liberation Mono'" style:font-family-generic="modern" style:font-pitch="fixed" fo:font-size="10.5pt"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Strong_20_Emphasis" style:display-name="Strong Emphasis" style:family="text">
      <style:text-properties style:font-name="Liberation Sans1" fo:font-family="'Liberation Sans'" style:font-style-name="Negrita" style:font-family-generic="swiss" style:font-pitch="variable" fo:font-weight="bold" style:font-size-asian="10.5pt" style:font-weight-asian="bold" style:font-weight-complex="bold"/>
    </style:style>
    <style:style style:name="Encabezado_20_1_20_subtítulo" style:display-name="Encabezado 1 subtítulo" style:family="text">
      <style:text-properties fo:color="#333333" style:font-name="Liberation Sans1" fo:font-family="'Liberation Sans'" style:font-style-name="Negrita" style:font-family-generic="swiss" style:font-pitch="variable" fo:font-weight="bold" fo:background-color="transparent" style:font-size-asian="10.5pt" loext:shadow="none"/>
    </style:style>
    <style:style style:name="Footnote_20_Symbol" style:display-name="Footnote Symbol" style:family="text">
      <style:text-properties style:font-name="Liberation Sans2" fo:font-family="'Liberation Sans'" style:font-style-name="Normal" style:font-family-generic="swiss" style:font-pitch="variable" style:font-size-asian="10.5pt"/>
    </style:style>
    <style:style style:name="Page_20_Number" style:display-name="Page Number" style:family="text">
      <style:text-properties style:font-name="Liberation Sans2" fo:font-family="'Liberation Sans'" style:font-style-name="Normal" style:font-family-generic="swiss" style:font-pitch="variable" style:font-size-asian="10.5pt"/>
    </style:style>
    <style:style style:name="Caption_20_characters" style:display-name="Caption characters" style:family="text">
      <style:text-properties style:font-name="Liberation Sans2" fo:font-family="'Liberation Sans'" style:font-style-name="Normal" style:font-family-generic="swiss" style:font-pitch="variable" style:font-size-asian="10.5pt"/>
    </style:style>
    <style:style style:name="Drop_20_Caps" style:display-name="Drop Caps" style:family="text">
      <style:text-properties style:font-name="Liberation Sans2" fo:font-family="'Liberation Sans'" style:font-style-name="Normal" style:font-family-generic="swiss" style:font-pitch="variabl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laceholder" style:family="text">
      <style:text-properties fo:font-variant="small-caps" fo:color="#008080" style:font-name="Liberation Sans2" fo:font-family="'Liberation Sans'" style:font-style-name="Normal" style:font-family-generic="swiss" style:font-pitch="variable" style:text-underline-style="dotted" style:text-underline-width="auto" style:text-underline-color="font-color" style:font-size-asian="10.5pt"/>
    </style:style>
    <style:style style:name="Index_20_Link" style:display-name="Index Link" style:family="text">
      <style:text-properties style:font-name="Liberation Sans2" fo:font-family="'Liberation Sans'" style:font-style-name="Normal" style:font-family-generic="swiss" style:font-pitch="variable" style:font-size-asian="10.5pt"/>
    </style:style>
    <style:style style:name="Endnote_20_Symbol" style:display-name="Endnote Symbol" style:family="text">
      <style:text-properties style:font-name="Liberation Sans2" fo:font-family="'Liberation Sans'" style:font-style-name="Normal" style:font-family-generic="swiss" style:font-pitch="variable" style:font-size-asian="10.5pt"/>
    </style:style>
    <style:style style:name="Line_20_numbering" style:display-name="Line numbering" style:family="text">
      <style:text-properties style:font-name="Liberation Sans2" fo:font-family="'Liberation Sans'" style:font-style-name="Normal" style:font-family-generic="swiss" style:font-pitch="variable" style:font-size-asian="10.5pt"/>
    </style:style>
    <style:style style:name="Main_20_index_20_entry" style:display-name="Main index entry" style:family="text">
      <style:text-properties style:font-name="Liberation Sans1" fo:font-family="'Liberation Sans'" style:font-style-name="Negrita" style:font-family-generic="swiss" style:font-pitch="variable" fo:font-weight="bold" style:font-size-asian="10.5pt" style:font-weight-asian="bold" style:font-weight-complex="bold"/>
    </style:style>
    <style:style style:name="Footnote_20_anchor" style:display-name="Footnote anchor" style:family="text">
      <style:text-properties style:text-position="super 58%" style:font-name="Liberation Sans2" fo:font-family="'Liberation Sans'" style:font-style-name="Normal" style:font-family-generic="swiss" style:font-pitch="variable" style:font-size-asian="10.5pt"/>
    </style:style>
    <style:style style:name="Endnote_20_anchor" style:display-name="Endnote anchor" style:family="text">
      <style:text-properties style:text-position="super 58%" style:font-name="Liberation Sans2" fo:font-family="'Liberation Sans'" style:font-style-name="Normal" style:font-family-generic="swiss" style:font-pitch="variable" style:font-size-asian="10.5pt"/>
    </style:style>
    <style:style style:name="Rubies" style:family="text">
      <style:text-properties style:font-name="Liberation Sans2" fo:font-family="'Liberation Sans'" style:font-style-name="Normal" style:font-family-generic="swiss" style:font-pitch="variable" fo:font-size="6pt" style:text-underline-style="none" style:font-size-asian="6pt" style:font-size-complex="6pt" style:text-emphasize="none"/>
    </style:style>
    <style:style style:name="Vertical_20_Numbering_20_Symbols" style:display-name="Vertical Numbering Symbols" style:family="text">
      <style:text-properties style:font-name="Liberation Sans2" fo:font-family="'Liberation Sans'" style:font-style-name="Normal" style:font-family-generic="swiss" style:font-pitch="variable" style:font-size-asian="10.5pt" style:text-rotation-angle="90" style:text-rotation-scale="line-height"/>
    </style:style>
    <style:style style:name="Emphasis" style:family="text">
      <style:text-properties style:font-name="Liberation Sans3" fo:font-family="'Liberation Sans'" style:font-style-name="Cursiva" style:font-family-generic="swiss" style:font-pitch="variable" fo:font-style="italic" style:font-size-asian="10.5pt" style:font-style-asian="italic" style:font-style-complex="italic"/>
    </style:style>
    <style:style style:name="Citation" style:family="text">
      <style:text-properties style:font-name="Liberation Sans3" fo:font-family="'Liberation Sans'" style:font-style-name="Cursiva" style:font-family-generic="swiss" style:font-pitch="variable" fo:font-style="italic" style:font-size-asian="10.5pt" style:font-style-asian="italic" style:font-style-complex="italic"/>
    </style:style>
    <style:style style:name="Exampl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ariable" style:family="text">
      <style:text-properties style:font-name="Liberation Sans3" fo:font-family="'Liberation Sans'" style:font-style-name="Cursiva" style:font-family-generic="swiss" style:font-pitch="variable" fo:font-style="italic" style:font-size-asian="10.5pt"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fo:margin-left="0.199cm" fo:margin-right="0.199cm" fo:margin-top="0.15cm" fo:margin-bottom="0.15cm" style:wrap="left"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prefix=" " style:num-suffix="." style:num-format="1" text:display-levels="2">
        <style:list-level-properties text:list-level-position-and-space-mode="label-alignment">
          <style:list-level-label-alignment text:label-followed-by="space" fo:text-indent="-0.76cm" fo:margin-left="0.7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space" fo:text-indent="-0.76cm" fo:margin-left="0.76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59cm" fo:text-indent="-0.559cm" fo:margin-left="0.55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Arial" style:font-style-name="Regular" style:font-family-generic="swiss"/>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Arial" style:font-style-name="Regular" style:font-family-generic="swiss"/>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Arial" style:font-style-name="Regular" style:font-family-generic="swiss"/>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Arial" style:font-style-name="Regular" style:font-family-generic="swiss"/>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Arial" style:font-style-name="Regular" style:font-family-generic="swiss"/>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Arial" style:font-style-name="Regular" style:font-family-generic="swiss"/>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Arial" style:font-style-name="Regular" style:font-family-generic="swiss"/>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Arial" style:font-style-name="Regular" style:font-family-generic="swiss"/>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Arial" style:font-style-name="Regular" style:font-family-generic="swiss"/>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Arial" style:font-style-name="Regular" style:font-family-generic="swiss"/>
      </text:list-level-style-bullet>
    </text:list-style>
    <text:list-style style:name="Numeración_20_1_20_letras" style:display-name="Numeración 1 letras">
      <text:list-level-style-number text:level="1" text:style-name="Numbering_20_Symbols" style:num-suffix=".)" style:num-format="a">
        <style:list-level-properties text:list-level-position-and-space-mode="label-alignment">
          <style:list-level-label-alignment text:label-followed-by="listtab" text:list-tab-stop-position="0.559cm" fo:text-indent="-0.559cm" fo:margin-left="0.55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1.707cm"/>
          <style:tab-stop style:position="8.5cm" style:type="center"/>
          <style:tab-stop style:position="17cm" style:type="right"/>
        </style:tab-stops>
      </style:paragraph-properties>
    </style:style>
    <style:style style:name="MT1" style:family="text">
      <style:text-properties officeooo:rsid="00395eda"/>
    </style:style>
    <style:style style:name="MT2" style:family="text">
      <style:text-properties officeooo:rsid="0086b95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5cm" fo:margin-bottom="1.45cm" fo:margin-left="2cm" fo:margin-right="2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501cm" fo:margin-left="0cm" fo:margin-right="0cm" fo:margin-bottom="0.4cm" style:dynamic-spacing="false"/>
      </style:header-style>
      <style:footer-style>
        <style:header-footer-properties fo:min-height="0.50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n1" text:anchor-type="paragraph" svg:x="0.034cm" svg:y="-0.076cm" svg:width="1.561cm" svg:height="0.543cm" draw:z-index="6"><draw:image xlink:href="Pictures/10000201000000760000002977B652D158FEBC2A.png" xlink:type="simple" xlink:show="embed" xlink:actuate="onLoad"/></draw:frame><text:tab/><text:span text:style-name="MT1">Román Ginés Martínez Ferrández</text:span><text:tab/><text:tab/>Tema <text:span text:style-name="MT2">3: bases de datos</text:span></text:p>
      </style:header>
      <style:footer>
        <text:p text:style-name="Footer">IES La Encantá<text:tab/><text:tab/><text:page-number text:select-page="current">7</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2T16:51:53.052670000</meta:creation-date>
    <dc:date>2017-01-02T19:37:24.297278239</dc:date>
    <meta:editing-duration>PT12H30M29S</meta:editing-duration>
    <meta:editing-cycles>160</meta:editing-cycles>
    <meta:generator>LibreOffice/5.2.4.2.0$Linux_X86_64 LibreOffice_project/20m0$Build-2</meta:generator>
    <meta:document-statistic meta:table-count="0" meta:image-count="7" meta:object-count="0" meta:page-count="9" meta:paragraph-count="109" meta:word-count="1300" meta:character-count="7551" meta:non-whitespace-character-count="6363"/>
  </office:meta>
</office:document-meta>
</file>